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61e3" officeooo:paragraph-rsid="000b61e3"/>
    </style:style>
    <style:style style:name="T1" style:family="text">
      <style:text-properties officeooo:rsid="000c8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'un service web et d'une base de données pour l'UNICEF Seine-Maritime <text:span text:style-name="T1">pou</text:span>r <text:span text:style-name="T1">la création</text:span> <text:span text:style-name="T1">d'</text:span>un outil de gestion des interventions externes des bénévo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10:28:13.103664265</dc:date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24" meta:character-count="163" meta:non-whitespace-character-count="140"/>
  </office:meta>
</office:document-meta>
</file>